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Ex4_4----</text:span></text:p>
      <text:p text:style-name="P1"><text:span text:style-name="T1">Objective:<text:s text:c="2"/>Cracking static files</text:span></text:p>
      <text:p text:style-name="P1"><text:span text:style-name="T1"/></text:p>
      <text:p text:style-name="P1"><text:span text:style-name="T1">Prereqs: </text:span></text:p>
      <text:p text:style-name="P1"><text:span text:style-name="T1"><text:tab/>Zipfile</text:span></text:p>
      <text:p text:style-name="P1"><text:span text:style-name="T1"><text:tab/>Catching runtime errors</text:span></text:p>
      <text:p text:style-name="P1"><text:span text:style-name="T1"><text:tab/>itertools</text:span></text:p>
      <text:p text:style-name="P1"><text:span text:style-name="T1"><text:tab/></text:span></text:p>
      <text:p text:style-name="P1"><text:span text:style-name="T1">Narrative:</text:span></text:p>
      <text:p text:style-name="P1"><text:span text:style-name="T1"><text:tab/>Brute forcing passwords is typically a last resort when trying to access a system.<text:s text:c="2"/>Unfortunately, there are times when it is the only option.<text:s text:c="2"/>To ease the pain of attempting all possible permutations of a password, dictionary attacks are often employed to try a list of common words and phrases with the hope that the password will be contained within it.<text:s text:c="2"/>Additionally, there is a hybrid password attack that combines a word list with brute force creation of permutations based on that word list.<text:s text:c="2"/>This will find common words with extra numbers and symbols appended to them and password with letter substitution such as seen in l33t speak.</text:span></text:p>
      <text:p text:style-name="P1"><text:span text:style-name="T1"><text:tab/></text:span></text:p>
      <text:p text:style-name="P1"><text:span text:style-name="T1">References:</text:span></text:p>
      <text:p text:style-name="P1"><text:span text:style-name="T1"/></text:p>
      <text:p text:style-name="P1"><text:span text:style-name="T1"><text:tab/>D-, B. C. (n.d.). 9.7. itertools<text:s/></text:span><text:span text:style-name="T2">— Functions creating iterators for efficient looping</text:span><text:span text:style-name="T3">¶. Retrieved September 01, 2016, from<text:s/></text:span><text:a xlink:href="https://docs.python.org/2/library/itertools.html?highlight=itertools#module-itertools"><text:span text:style-name="T4">https://docs.python.org/2/library/itertools.html?highlight=itertools#module-itertools</text:span></text:a><text:span text:style-name="T5"/></text:p>
      <text:p text:style-name="P1"><text:span text:style-name="T5"/></text:p>
      <text:p text:style-name="P1"><text:span text:style-name="T5">Challenge:</text:span></text:p>
      <text:p text:style-name="P1"><text:span text:style-name="T5"><text:tab/>Given the zip file, create a hybrid dictionary word list based on the attached word list.<text:s text:c="2"/>The password policy for the company this zip file came is shown below:</text:span></text:p>
      <text:p text:style-name="P1"><text:span text:style-name="T5">Minimum Length - 3 characters</text:span></text:p>
      <text:p text:style-name="P1"><text:span text:style-name="T5">Maximum Length - 4 characters</text:span></text:p>
      <text:p text:style-name="P1"><text:span text:style-name="T5">Only lowercase alphabet characters may be used</text:span></text:p>
      <text:p text:style-name="P1"><text:span text:style-name="T5">Must include at least 1 number</text:span></text:p>
      <text:p text:style-name="P1"><text:span text:style-name="T5">Must include at least 1 of the following symbols:<text:s text:c="3"/>!@#</text:span></text:p>
      <text:p text:style-name="P1"><text:span text:style-name="T5">No other characters may be included in the password</text:span></text:p>
      <text:p text:style-name="P1"><text:span text:style-name="T5"/></text:p>
      <text:p text:style-name="P1"><text:span text:style-name="T5">Figure out the key hidden within the zip file</text:span></text:p>
      <text:p text:style-name="P1"><text:span text:style-name="T5"/></text:p>
      <text:p text:style-name="P1"><text:span text:style-name="T5">Data: </text:span></text:p>
      <text:p text:style-name="P1"><text:span text:style-name="T5"><text:tab/>ex4_4.zip</text:span></text:p>
      <text:p text:style-name="P1"><text:span text:style-name="T5"/></text:p>
      <text:p text:style-name="P1"><text:span text:style-name="T5">Hint 1:</text:span></text:p>
      <text:p text:style-name="P1"><text:span text:style-name="T5"><text:tab/>zipfile</text:span></text:p>
      <text:p text:style-name="P1"><text:span text:style-name="T5"/></text:p>
      <text:p text:style-name="P1"><text:span text:style-name="T5">Hint 2 - Walkthrough:</text:span></text:p>
      <text:p text:style-name="P1"><text:span text:style-name="T5"><text:tab/>Using the python standard library module itertools, it is possible to use the product function to build an iterator that can output every possible combination of a list of characters, including repetitive characters, of a given length.<text:s text:c="2"/>Since we have a min and max length of the password, we can easily construct a loop that can cycle through all of the possible combinations.</text:span></text:p>
      <text:p text:style-name="P1"><text:span text:style-name="T5"><text:tab/>The zipfile module allows us to interact with zipfiles.<text:s text:c="2"/>After loading up a file, you can attempt to extractall the files within it.<text:s text:c="2"/>At this point, you can enter in a password to try.<text:s text:c="2"/>If an incorrect password is put in, the zipfile module will raise a runtime error that must be caught to allow the program to continue.</text:span></text:p>
      <text:p text:style-name="P1"><text:span text:style-name="T5"><text:tab/>Using a combination of these two tools, you can put together a program that can try all 2,000,000 possible passwords to crack into the zip file.</text:span></text:p>
      <text:p text:style-name="P1"><text:span text:style-name="T5"/></text:p>
      <text:p text:style-name="P1"><text:span text:style-name="T5">Answer:</text:span></text:p>
      <text:p text:style-name="P1"><text:span text:style-name="T5"/></text:p>
      <text:p text:style-name="P1"><text:span text:style-name="T5">Password - s@f3</text:span></text:p>
      <text:p text:style-name="P1"><text:span text:style-name="T5">Key - b4eb0e92cfb700e6a8268c510f93a71f84f3707b</text:span></text:p>
      <text:p text:style-name="P1"><text:span text:style-name="T5"/></text:p>
      <text:p text:style-name="P1"><text:span text:style-name="T5">Instructor Notes:</text:span></text:p>
      <text:p text:style-name="P1"><text:span text:style-name="T5"/></text:p>
      <text:p text:style-name="P1"><text:span text:style-name="T5">RuntimeError: File &lt;zipfile.ZipInfo object at 0x00000000042DF4C8&gt; is encrypted, password required for extraction</text:span></text:p>
      <text:p text:style-name="P1"><text:span text:style-name="T5"/></text:p>
      <text:p text:style-name="P1"><text:span text:style-name="T5">RuntimeError: ('Bad password for file', &lt;zipfile.ZipInfo object at 0x00000000042DF4C8&gt;)</text:span></text:p>
      <text:p text:style-name="P1"><text:span text:style-name="T5"/></text:p>
      <text:p text:style-name="P1"><text:span text:style-name="T5">In addition to the RuntimeError types that can be raised by the zipfile module itself when passwords are wrong, there will be many decompression errors from the underlying zip library as well.</text:span></text:p>
      <text:p text:style-name="P1"><text:span text:style-name="T5"/></text:p>
      <text:p text:style-name="P1"><text:span text:style-name="T5">With those parameters, there are 2372760 possible passwords to try.<text:s text:c="2"/>Some of these combinations will cause a blank key.txt file to be created, but will still produce an error, so the program shouldn’t end until it decodes using the correct key.</text:span></text:p>
      <text:p text:style-name="P1"><text:span text:style-name="T5"/></text:p>
      <text:p text:style-name="P1"><text:span text:style-name="T5">The decrypt if you generate on the fly all the passwords takes an average of 5 min.</text:span></text:p>
      <text:p text:style-name="P1"><text:span text:style-name="T5"/></text:p>
      <text:p text:style-name="P1"><text:span text:style-name="T5">----Ex4_4----</text:span></text:p>
      <text:p text:style-name="P1"><text:span text:style-name="T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